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4673in" svg:height="4.85in" svg:x="0.5504in" svg:y="7.098in">
            <draw:object draw:notify-on-update-of-ranges="Sheet1.A18:Sheet1.A18 Sheet1.B18:Sheet1.J18 Sheet1.A19:Sheet1.A19 Sheet1.B19:Sheet1.J19 Sheet1.A20:Sheet1.A20 Sheet1.B20:Sheet1.J20 Sheet1.A21:Sheet1.A21 Sheet1.B21:Sheet1.J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All trial simulated 256 genera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 benchmarks shall INCLUDE file write operations (but not reading the initial cell grid) since the output files are not just for testing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CPU 01 vanilla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02 cache friendly</text:p>
          </table:table-cell>
          <table:covered-table-cell table:style-name="ce5"/>
          <table:covered-table-cell table:style-name="ce8"/>
          <table:covered-table-cell table:style-name="ce5"/>
          <table:table-cell table:style-name="Default"/>
          <table:table-cell table:style-name="ce3" office:value-type="string" calcext:value-type="string" table:number-columns-spanned="4" table:number-rows-spanned="1">
            <text:p>CPU 03 inline and LUT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OpenMP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1 Vanilla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4 Asynchrony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5 Asynchrony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table:number-columns-spanned="4" table:number-rows-spanned="1"/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7 Shared Mem</text:p>
          </table:table-cell>
          <table:covered-table-cell table:style-name="ce5"/>
          <table:covered-table-cell table:style-name="ce8"/>
          <table:covered-table-cell table:style-name="ce5"/>
          <table:table-cell table:number-columns-repeated="980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ce13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Default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/>
          <table:table-cell table:style-name="ce6"/>
          <table:table-cell table:style-name="ce9"/>
          <table:table-cell table:style-name="ce11"/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8:.B12])" office:value-type="float" office:value="3684903.4" calcext:value-type="float">
            <text:p>3684903.4</text:p>
          </table:table-cell>
          <table:table-cell table:style-name="ce9" table:formula="of:=AVERAGE([.C8:.C12])" office:value-type="float" office:value="13463807.4" calcext:value-type="float">
            <text:p>13463807.4</text:p>
          </table:table-cell>
          <table:table-cell table:style-name="ce11" table:formula="of:=AVERAGE([.D8:.D12])" office:value-type="float" office:value="13273197.8" calcext:value-type="float">
            <text:p>13273197.8</text:p>
          </table:table-cell>
          <table:table-cell table:style-name="ce13"/>
          <table:table-cell table:style-name="ce4" office:value-type="string" calcext:value-type="string">
            <text:p>Average</text:p>
          </table:table-cell>
          <table:table-cell table:style-name="ce6" table:formula="of:=AVERAGE([.G8:.G12])" office:value-type="float" office:value="2767292.8" calcext:value-type="float">
            <text:p>2767292.8</text:p>
          </table:table-cell>
          <table:table-cell table:style-name="ce9" table:formula="of:=AVERAGE([.H8:.H12])" office:value-type="float" office:value="13157335.4" calcext:value-type="float">
            <text:p>13157335.4</text:p>
          </table:table-cell>
          <table:table-cell table:style-name="ce11" table:formula="of:=AVERAGE([.I8:.I12])" office:value-type="float" office:value="13547834" calcext:value-type="float">
            <text:p>13547834</text:p>
          </table:table-cell>
          <table:table-cell table:style-name="Default"/>
          <table:table-cell table:style-name="ce4" office:value-type="string" calcext:value-type="string">
            <text:p>Average</text:p>
          </table:table-cell>
          <table:table-cell table:style-name="ce6" table:formula="of:=AVERAGE([.L8:.L12])" office:value-type="float" office:value="4782207.6" calcext:value-type="float">
            <text:p>4782207.6</text:p>
          </table:table-cell>
          <table:table-cell table:style-name="ce9" table:formula="of:=AVERAGE([.M8:.M12])" office:value-type="float" office:value="163112928.4" calcext:value-type="float">
            <text:p>163112928.4</text:p>
          </table:table-cell>
          <table:table-cell table:style-name="ce11" table:formula="of:=AVERAGE([.N8:.N12])" office:value-type="float" office:value="176077876.2" calcext:value-type="float">
            <text:p>176077876.2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Q8:.Q12])" office:value-type="float" office:value="1587402.8210254" calcext:value-type="float">
            <text:p>1587402.8210254</text:p>
          </table:table-cell>
          <table:table-cell table:style-name="ce9" table:formula="of:=AVERAGE([.R8:.R12])" office:value-type="float" office:value="102126302.779356" calcext:value-type="float">
            <text:p>102126302.779356</text:p>
          </table:table-cell>
          <table:table-cell table:style-name="ce11" table:formula="of:=AVERAGE([.S8:.S12])" office:value-type="float" office:value="188194820" calcext:value-type="float">
            <text:p>188194820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V8:.V12])" office:value-type="float" office:value="2402270.4" calcext:value-type="float">
            <text:p>2402270.4</text:p>
          </table:table-cell>
          <table:table-cell table:style-name="ce9" table:formula="of:=AVERAGE([.W8:.W12])" office:value-type="float" office:value="218494248.8" calcext:value-type="float">
            <text:p>218494248.8</text:p>
          </table:table-cell>
          <table:table-cell table:style-name="ce11" table:formula="of:=AVERAGE([.X8:.X12])" office:value-type="float" office:value="354415784.2" calcext:value-type="float">
            <text:p>354415784.2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A8:.AA12])" office:value-type="float" office:value="3389420.6" calcext:value-type="float">
            <text:p>3389420.6</text:p>
          </table:table-cell>
          <table:table-cell table:style-name="ce9" table:formula="of:=AVERAGE([.AB8:.AB12])" office:value-type="float" office:value="277948367" calcext:value-type="float">
            <text:p>277948367</text:p>
          </table:table-cell>
          <table:table-cell table:style-name="ce11" table:formula="of:=AVERAGE([.AC8:.AC12])" office:value-type="float" office:value="588261758.8" calcext:value-type="float">
            <text:p>588261758.8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F8:.AF12])" office:value-type="float" office:value="6025212.2" calcext:value-type="float">
            <text:p>6025212.2</text:p>
          </table:table-cell>
          <table:table-cell table:style-name="ce9" table:formula="of:=AVERAGE([.AG8:.AG12])" office:value-type="float" office:value="1173585490.70761" calcext:value-type="float">
            <text:p>1173585490.70761</text:p>
          </table:table-cell>
          <table:table-cell table:style-name="ce11" table:formula="of:=AVERAGE([.AH8:.AH12])" office:value-type="float" office:value="3566789980.98295" calcext:value-type="float">
            <text:p>3566789980.98295</text:p>
          </table:table-cell>
          <table:table-cell/>
          <table:table-cell table:style-name="ce4"/>
          <table:table-cell table:style-name="ce6"/>
          <table:table-cell table:style-name="ce9"/>
          <table:table-cell table:style-name="ce11"/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P8:.AP12])" office:value-type="float" office:value="6013908.8324174" calcext:value-type="float">
            <text:p>6013908.8324174</text:p>
          </table:table-cell>
          <table:table-cell table:style-name="ce9" table:formula="of:=AVERAGE([.AQ8:.AQ12])" office:value-type="float" office:value="1223359766.27004" calcext:value-type="float">
            <text:p>1223359766.27004</text:p>
          </table:table-cell>
          <table:table-cell table:style-name="ce11" table:formula="of:=AVERAGE([.AR8:.AR12])" office:value-type="float" office:value="3600247442.3744" calcext:value-type="float">
            <text:p>3600247442.3744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7" office:value-type="float" office:value="3687161" calcext:value-type="float">
            <text:p>3687161</text:p>
          </table:table-cell>
          <table:table-cell table:style-name="ce10" office:value-type="float" office:value="13557929" calcext:value-type="float">
            <text:p>13557929</text:p>
          </table:table-cell>
          <table:table-cell table:style-name="ce12" office:value-type="float" office:value="13256071" calcext:value-type="float">
            <text:p>13256071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163987" calcext:value-type="float">
            <text:p>1163987</text:p>
          </table:table-cell>
          <table:table-cell table:style-name="ce10" office:value-type="float" office:value="13127517" calcext:value-type="float">
            <text:p>13127517</text:p>
          </table:table-cell>
          <table:table-cell table:style-name="ce12" office:value-type="float" office:value="13610361" calcext:value-type="float">
            <text:p>13610361</text:p>
          </table:table-cell>
          <table:table-cell table:style-name="Default"/>
          <table:table-cell table:style-name="ce4" office:value-type="string" calcext:value-type="string">
            <text:p>Trial 1</text:p>
          </table:table-cell>
          <table:table-cell table:style-name="ce7" office:value-type="float" office:value="4702304" calcext:value-type="float">
            <text:p>4702304</text:p>
          </table:table-cell>
          <table:table-cell table:style-name="ce10" office:value-type="float" office:value="163972755" calcext:value-type="float">
            <text:p>163972755</text:p>
          </table:table-cell>
          <table:table-cell table:style-name="ce12" office:value-type="float" office:value="168743377" calcext:value-type="float">
            <text:p>168743377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745999.294582" calcext:value-type="float">
            <text:p>1745999.294582</text:p>
          </table:table-cell>
          <table:table-cell table:style-name="ce10" office:value-type="float" office:value="108987643.88835" calcext:value-type="float">
            <text:p>108987643.88835</text:p>
          </table:table-cell>
          <table:table-cell table:style-name="ce12" office:value-type="float" office:value="188194820" calcext:value-type="float">
            <text:p>188194820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349948" calcext:value-type="float">
            <text:p>1349948</text:p>
          </table:table-cell>
          <table:table-cell table:style-name="ce10" office:value-type="float" office:value="224252115" calcext:value-type="float">
            <text:p>224252115</text:p>
          </table:table-cell>
          <table:table-cell table:style-name="ce12" office:value-type="float" office:value="341400318" calcext:value-type="float">
            <text:p>341400318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3833187" calcext:value-type="float">
            <text:p>3833187</text:p>
          </table:table-cell>
          <table:table-cell table:style-name="ce10" office:value-type="float" office:value="282340066" calcext:value-type="float">
            <text:p>282340066</text:p>
          </table:table-cell>
          <table:table-cell table:style-name="ce12" office:value-type="float" office:value="586164961" calcext:value-type="float">
            <text:p>586164961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5897275" calcext:value-type="float">
            <text:p>5897275</text:p>
          </table:table-cell>
          <table:table-cell table:style-name="ce10" office:value-type="float" office:value="1239999721.1874" calcext:value-type="float">
            <text:p>1239999721.1874</text:p>
          </table:table-cell>
          <table:table-cell table:style-name="ce12" office:value-type="float" office:value="3523916486.06006" calcext:value-type="float">
            <text:p>3523916486.06006</text:p>
          </table:table-cell>
          <table:table-cell/>
          <table:table-cell table:style-name="ce4"/>
          <table:table-cell table:style-name="ce7"/>
          <table:table-cell table:style-name="ce10"/>
          <table:table-cell table:style-name="ce12"/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6558297.114117" calcext:value-type="float">
            <text:p>6558297.114117</text:p>
          </table:table-cell>
          <table:table-cell table:style-name="ce10" office:value-type="float" office:value="1205604855.01754" calcext:value-type="float">
            <text:p>1205604855.01754</text:p>
          </table:table-cell>
          <table:table-cell table:style-name="ce12" office:value-type="float" office:value="3615727829.16455" calcext:value-type="float">
            <text:p>3615727829.16455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7" office:value-type="float" office:value="3625353" calcext:value-type="float">
            <text:p>3625353</text:p>
          </table:table-cell>
          <table:table-cell table:style-name="ce10" office:value-type="float" office:value="13513588" calcext:value-type="float">
            <text:p>13513588</text:p>
          </table:table-cell>
          <table:table-cell table:style-name="ce12" office:value-type="float" office:value="13338407" calcext:value-type="float">
            <text:p>13338407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2381833" calcext:value-type="float">
            <text:p>2381833</text:p>
          </table:table-cell>
          <table:table-cell table:style-name="ce10" office:value-type="float" office:value="13160283" calcext:value-type="float">
            <text:p>13160283</text:p>
          </table:table-cell>
          <table:table-cell table:style-name="ce12" office:value-type="float" office:value="13558919" calcext:value-type="float">
            <text:p>13558919</text:p>
          </table:table-cell>
          <table:table-cell table:style-name="Default"/>
          <table:table-cell table:style-name="ce4" office:value-type="string" calcext:value-type="string">
            <text:p>Trial 2</text:p>
          </table:table-cell>
          <table:table-cell table:style-name="ce7" office:value-type="float" office:value="4903542" calcext:value-type="float">
            <text:p>4903542</text:p>
          </table:table-cell>
          <table:table-cell table:style-name="ce10" office:value-type="float" office:value="164706963" calcext:value-type="float">
            <text:p>164706963</text:p>
          </table:table-cell>
          <table:table-cell table:style-name="ce12" office:value-type="float" office:value="178056442" calcext:value-type="float">
            <text:p>178056442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1094328.886171" calcext:value-type="float">
            <text:p>1094328.886171</text:p>
          </table:table-cell>
          <table:table-cell table:style-name="ce10" office:value-type="float" office:value="113947700.323153" calcext:value-type="float">
            <text:p>113947700.323153</text:p>
          </table:table-cell>
          <table:table-cell table:style-name="ce12"/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2615767" calcext:value-type="float">
            <text:p>2615767</text:p>
          </table:table-cell>
          <table:table-cell table:style-name="ce10" office:value-type="float" office:value="216729273" calcext:value-type="float">
            <text:p>216729273</text:p>
          </table:table-cell>
          <table:table-cell table:style-name="ce12" office:value-type="float" office:value="349783401" calcext:value-type="float">
            <text:p>349783401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3354460" calcext:value-type="float">
            <text:p>3354460</text:p>
          </table:table-cell>
          <table:table-cell table:style-name="ce10" office:value-type="float" office:value="283341631" calcext:value-type="float">
            <text:p>283341631</text:p>
          </table:table-cell>
          <table:table-cell table:style-name="ce12" office:value-type="float" office:value="589282598" calcext:value-type="float">
            <text:p>589282598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6068748" calcext:value-type="float">
            <text:p>6068748</text:p>
          </table:table-cell>
          <table:table-cell table:style-name="ce10" office:value-type="float" office:value="1189022746.4037" calcext:value-type="float">
            <text:p>1189022746.4037</text:p>
          </table:table-cell>
          <table:table-cell table:style-name="ce12" office:value-type="float" office:value="3575563824.50273" calcext:value-type="float">
            <text:p>3575563824.50273</text:p>
          </table:table-cell>
          <table:table-cell/>
          <table:table-cell table:style-name="ce4"/>
          <table:table-cell table:style-name="ce7"/>
          <table:table-cell table:style-name="ce10"/>
          <table:table-cell table:style-name="ce12"/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6288241.643081" calcext:value-type="float">
            <text:p>6288241.643081</text:p>
          </table:table-cell>
          <table:table-cell table:style-name="ce10" office:value-type="float" office:value="1178350651.02087" calcext:value-type="float">
            <text:p>1178350651.02087</text:p>
          </table:table-cell>
          <table:table-cell table:style-name="ce12" office:value-type="float" office:value="3593997496.48359" calcext:value-type="float">
            <text:p>3593997496.48359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7" office:value-type="float" office:value="3738055" calcext:value-type="float">
            <text:p>3738055</text:p>
          </table:table-cell>
          <table:table-cell table:style-name="ce10" office:value-type="float" office:value="13526051" calcext:value-type="float">
            <text:p>13526051</text:p>
          </table:table-cell>
          <table:table-cell table:style-name="ce12" office:value-type="float" office:value="13421772" calcext:value-type="float">
            <text:p>13421772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3167964" calcext:value-type="float">
            <text:p>3167964</text:p>
          </table:table-cell>
          <table:table-cell table:style-name="ce10" office:value-type="float" office:value="13179014" calcext:value-type="float">
            <text:p>13179014</text:p>
          </table:table-cell>
          <table:table-cell table:style-name="ce12" office:value-type="float" office:value="13388413" calcext:value-type="float">
            <text:p>13388413</text:p>
          </table:table-cell>
          <table:table-cell table:style-name="Default"/>
          <table:table-cell table:style-name="ce4" office:value-type="string" calcext:value-type="string">
            <text:p>Trial 3</text:p>
          </table:table-cell>
          <table:table-cell table:style-name="ce7" office:value-type="float" office:value="4598696" calcext:value-type="float">
            <text:p>4598696</text:p>
          </table:table-cell>
          <table:table-cell table:style-name="ce10" office:value-type="float" office:value="162872891" calcext:value-type="float">
            <text:p>162872891</text:p>
          </table:table-cell>
          <table:table-cell table:style-name="ce12" office:value-type="float" office:value="177271225" calcext:value-type="float">
            <text:p>177271225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2883102.830304" calcext:value-type="float">
            <text:p>2883102.830304</text:p>
          </table:table-cell>
          <table:table-cell table:style-name="ce10" office:value-type="float" office:value="107718857.761214" calcext:value-type="float">
            <text:p>107718857.761214</text:p>
          </table:table-cell>
          <table:table-cell table:style-name="ce12"/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2688897" calcext:value-type="float">
            <text:p>2688897</text:p>
          </table:table-cell>
          <table:table-cell table:style-name="ce10" office:value-type="float" office:value="212485261" calcext:value-type="float">
            <text:p>212485261</text:p>
          </table:table-cell>
          <table:table-cell table:style-name="ce12" office:value-type="float" office:value="362762138" calcext:value-type="float">
            <text:p>362762138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3259164" calcext:value-type="float">
            <text:p>3259164</text:p>
          </table:table-cell>
          <table:table-cell table:style-name="ce10" office:value-type="float" office:value="266902120" calcext:value-type="float">
            <text:p>266902120</text:p>
          </table:table-cell>
          <table:table-cell table:style-name="ce12" office:value-type="float" office:value="587863268" calcext:value-type="float">
            <text:p>587863268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6044062" calcext:value-type="float">
            <text:p>6044062</text:p>
          </table:table-cell>
          <table:table-cell table:style-name="ce10" office:value-type="float" office:value="1058494948.52082" calcext:value-type="float">
            <text:p>1058494948.52082</text:p>
          </table:table-cell>
          <table:table-cell table:style-name="ce12" office:value-type="float" office:value="3570561124.9302" calcext:value-type="float">
            <text:p>3570561124.9302</text:p>
          </table:table-cell>
          <table:table-cell/>
          <table:table-cell table:style-name="ce4"/>
          <table:table-cell table:style-name="ce7"/>
          <table:table-cell table:style-name="ce10"/>
          <table:table-cell table:style-name="ce12"/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5788365.628032" calcext:value-type="float">
            <text:p>5788365.628032</text:p>
          </table:table-cell>
          <table:table-cell table:style-name="ce10" office:value-type="float" office:value="1238646462.43974" calcext:value-type="float">
            <text:p>1238646462.43974</text:p>
          </table:table-cell>
          <table:table-cell table:style-name="ce12" office:value-type="float" office:value="3566564231.57763" calcext:value-type="float">
            <text:p>3566564231.57763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7" office:value-type="float" office:value="3735109" calcext:value-type="float">
            <text:p>3735109</text:p>
          </table:table-cell>
          <table:table-cell table:style-name="ce10" office:value-type="float" office:value="13431120" calcext:value-type="float">
            <text:p>13431120</text:p>
          </table:table-cell>
          <table:table-cell table:style-name="ce12" office:value-type="float" office:value="13215283" calcext:value-type="float">
            <text:p>13215283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3471031" calcext:value-type="float">
            <text:p>3471031</text:p>
          </table:table-cell>
          <table:table-cell table:style-name="ce10" office:value-type="float" office:value="13171720" calcext:value-type="float">
            <text:p>13171720</text:p>
          </table:table-cell>
          <table:table-cell table:style-name="ce12" office:value-type="float" office:value="13565230" calcext:value-type="float">
            <text:p>13565230</text:p>
          </table:table-cell>
          <table:table-cell table:style-name="Default"/>
          <table:table-cell table:style-name="ce4" office:value-type="string" calcext:value-type="string">
            <text:p>Trial 4</text:p>
          </table:table-cell>
          <table:table-cell table:style-name="ce7" office:value-type="float" office:value="4387446" calcext:value-type="float">
            <text:p>4387446</text:p>
          </table:table-cell>
          <table:table-cell table:style-name="ce10" office:value-type="float" office:value="163310607" calcext:value-type="float">
            <text:p>163310607</text:p>
          </table:table-cell>
          <table:table-cell table:style-name="ce12" office:value-type="float" office:value="178246584" calcext:value-type="float">
            <text:p>178246584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905195.187307" calcext:value-type="float">
            <text:p>905195.187307</text:p>
          </table:table-cell>
          <table:table-cell table:style-name="ce10" office:value-type="float" office:value="98603584.904238" calcext:value-type="float">
            <text:p>98603584.904238</text:p>
          </table:table-cell>
          <table:table-cell table:style-name="ce12"/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2782953" calcext:value-type="float">
            <text:p>2782953</text:p>
          </table:table-cell>
          <table:table-cell table:style-name="ce10" office:value-type="float" office:value="220260248" calcext:value-type="float">
            <text:p>220260248</text:p>
          </table:table-cell>
          <table:table-cell table:style-name="ce12" office:value-type="float" office:value="359217566" calcext:value-type="float">
            <text:p>359217566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3398463" calcext:value-type="float">
            <text:p>3398463</text:p>
          </table:table-cell>
          <table:table-cell table:style-name="ce10" office:value-type="float" office:value="282463599" calcext:value-type="float">
            <text:p>282463599</text:p>
          </table:table-cell>
          <table:table-cell table:style-name="ce12" office:value-type="float" office:value="590824809" calcext:value-type="float">
            <text:p>590824809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6051780" calcext:value-type="float">
            <text:p>6051780</text:p>
          </table:table-cell>
          <table:table-cell table:style-name="ce10" office:value-type="float" office:value="1200340204.99563" calcext:value-type="float">
            <text:p>1200340204.99563</text:p>
          </table:table-cell>
          <table:table-cell table:style-name="ce12" office:value-type="float" office:value="3551970025.90905" calcext:value-type="float">
            <text:p>3551970025.90905</text:p>
          </table:table-cell>
          <table:table-cell/>
          <table:table-cell table:style-name="ce4"/>
          <table:table-cell table:style-name="ce7"/>
          <table:table-cell table:style-name="ce10"/>
          <table:table-cell table:style-name="ce12"/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5932019.227071" calcext:value-type="float">
            <text:p>5932019.227071</text:p>
          </table:table-cell>
          <table:table-cell table:style-name="ce10" office:value-type="float" office:value="1247938287.89218" calcext:value-type="float">
            <text:p>1247938287.89218</text:p>
          </table:table-cell>
          <table:table-cell table:style-name="ce12" office:value-type="float" office:value="3607712593.6869" calcext:value-type="float">
            <text:p>3607712593.6869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7" office:value-type="float" office:value="3638839" calcext:value-type="float">
            <text:p>3638839</text:p>
          </table:table-cell>
          <table:table-cell table:style-name="ce10" office:value-type="float" office:value="13290349" calcext:value-type="float">
            <text:p>13290349</text:p>
          </table:table-cell>
          <table:table-cell table:style-name="ce12" office:value-type="float" office:value="13134456" calcext:value-type="float">
            <text:p>13134456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3651649" calcext:value-type="float">
            <text:p>3651649</text:p>
          </table:table-cell>
          <table:table-cell table:style-name="ce10" office:value-type="float" office:value="13148143" calcext:value-type="float">
            <text:p>13148143</text:p>
          </table:table-cell>
          <table:table-cell table:style-name="ce12" office:value-type="float" office:value="13616247" calcext:value-type="float">
            <text:p>13616247</text:p>
          </table:table-cell>
          <table:table-cell table:style-name="Default"/>
          <table:table-cell table:style-name="ce4" office:value-type="string" calcext:value-type="string">
            <text:p>Trial 5</text:p>
          </table:table-cell>
          <table:table-cell table:style-name="ce7" office:value-type="float" office:value="5319050" calcext:value-type="float">
            <text:p>5319050</text:p>
          </table:table-cell>
          <table:table-cell table:style-name="ce10" office:value-type="float" office:value="160701426" calcext:value-type="float">
            <text:p>160701426</text:p>
          </table:table-cell>
          <table:table-cell table:style-name="ce12" office:value-type="float" office:value="178071753" calcext:value-type="float">
            <text:p>178071753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1308387.906763" calcext:value-type="float">
            <text:p>1308387.906763</text:p>
          </table:table-cell>
          <table:table-cell table:style-name="ce10" office:value-type="float" office:value="81373727.019825" calcext:value-type="float">
            <text:p>81373727.019825</text:p>
          </table:table-cell>
          <table:table-cell table:style-name="ce12"/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2573787" calcext:value-type="float">
            <text:p>2573787</text:p>
          </table:table-cell>
          <table:table-cell table:style-name="ce10" office:value-type="float" office:value="218744347" calcext:value-type="float">
            <text:p>218744347</text:p>
          </table:table-cell>
          <table:table-cell table:style-name="ce12" office:value-type="float" office:value="358915498" calcext:value-type="float">
            <text:p>358915498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3101829" calcext:value-type="float">
            <text:p>3101829</text:p>
          </table:table-cell>
          <table:table-cell table:style-name="ce10" office:value-type="float" office:value="274694419" calcext:value-type="float">
            <text:p>274694419</text:p>
          </table:table-cell>
          <table:table-cell table:style-name="ce12" office:value-type="float" office:value="587173158" calcext:value-type="float">
            <text:p>587173158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6064196" calcext:value-type="float">
            <text:p>6064196</text:p>
          </table:table-cell>
          <table:table-cell table:style-name="ce10" office:value-type="float" office:value="1180069832.43051" calcext:value-type="float">
            <text:p>1180069832.43051</text:p>
          </table:table-cell>
          <table:table-cell table:style-name="ce12" office:value-type="float" office:value="3611938443.51273" calcext:value-type="float">
            <text:p>3611938443.51273</text:p>
          </table:table-cell>
          <table:table-cell/>
          <table:table-cell table:style-name="ce4"/>
          <table:table-cell table:style-name="ce7"/>
          <table:table-cell table:style-name="ce10"/>
          <table:table-cell table:style-name="ce12"/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5502620.549786" calcext:value-type="float">
            <text:p>5502620.549786</text:p>
          </table:table-cell>
          <table:table-cell table:style-name="ce10" office:value-type="float" office:value="1246258574.97988" calcext:value-type="float">
            <text:p>1246258574.97988</text:p>
          </table:table-cell>
          <table:table-cell table:style-name="ce12" office:value-type="float" office:value="3617235060.95932" calcext:value-type="float">
            <text:p>3617235060.95932</text:p>
          </table:table-cell>
          <table:table-cell table:number-columns-repeated="98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3"/>
          <table:table-cell table:style-name="ce14"/>
          <table:table-cell table:number-columns-repeated="1005"/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ce14"/>
          <table:table-cell table:number-columns-repeated="100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table:formula="of:=[.A5]" office:value-type="string" office:string-value="CPU 01 vanilla" calcext:value-type="string">
            <text:p>CPU 01 vanilla</text:p>
          </table:table-cell>
          <table:table-cell table:style-name="Default" table:formula="of:=[.F5]" office:value-type="string" office:string-value="CPU 02 cache friendly" calcext:value-type="string">
            <text:p>CPU 02 cache friendly</text:p>
          </table:table-cell>
          <table:table-cell table:style-name="Default" table:formula="of:=[.K5]" office:value-type="string" office:string-value="CPU 03 inline and LUT" calcext:value-type="string">
            <text:p>CPU 03 inline and LUT</text:p>
          </table:table-cell>
          <table:table-cell table:style-name="Default" table:formula="of:=[.P5]" office:value-type="string" office:string-value="CPU OpenMP" calcext:value-type="string">
            <text:p>CPU OpenMP</text:p>
          </table:table-cell>
          <table:table-cell table:formula="of:=[.U5]" office:value-type="string" office:string-value="GPU 01 Vanilla" calcext:value-type="string">
            <text:p>GPU 01 Vanilla</text:p>
          </table:table-cell>
          <table:table-cell table:formula="of:=[.Z5]" office:value-type="string" office:string-value="GPU 04 Asynchrony" calcext:value-type="string">
            <text:p>GPU 04 Asynchrony</text:p>
          </table:table-cell>
          <table:table-cell table:formula="of:=[.AE5]" office:value-type="string" office:string-value="GPU 05 Asynchrony" calcext:value-type="string">
            <text:p>GPU 05 Asynchrony</text:p>
          </table:table-cell>
          <table:table-cell table:formula="of:=[.AJ5]" office:value-type="float" office:value="0" calcext:value-type="float">
            <text:p>0</text:p>
          </table:table-cell>
          <table:table-cell table:formula="of:=[.AO5]" office:value-type="string" office:string-value="GPU 07 Shared Mem" calcext:value-type="string">
            <text:p>GPU 07 Shared Mem</text:p>
          </table:table-cell>
          <table:table-cell table:number-columns-repeated="1014"/>
        </table:table-row>
        <table:table-row table:style-name="ro1">
          <table:table-cell table:style-name="Default" table:formula="of:=[.B6]" office:value-type="string" office:string-value="16x16" calcext:value-type="string">
            <text:p>16x16</text:p>
          </table:table-cell>
          <table:table-cell table:style-name="Default" table:formula="of:=[.B7]" office:value-type="float" office:value="3684903.4" calcext:value-type="float">
            <text:p>3684903.4</text:p>
          </table:table-cell>
          <table:table-cell table:style-name="Default" table:formula="of:=[.G7]" office:value-type="float" office:value="2767292.8" calcext:value-type="float">
            <text:p>2767292.8</text:p>
          </table:table-cell>
          <table:table-cell table:style-name="Default" table:formula="of:=[.L7]" office:value-type="float" office:value="4782207.6" calcext:value-type="float">
            <text:p>4782207.6</text:p>
          </table:table-cell>
          <table:table-cell table:style-name="Default" table:formula="of:=[.Q7]" office:value-type="float" office:value="1587402.8210254" calcext:value-type="float">
            <text:p>1587402.8210254</text:p>
          </table:table-cell>
          <table:table-cell table:formula="of:=[.V7]" office:value-type="float" office:value="2402270.4" calcext:value-type="float">
            <text:p>2402270.4</text:p>
          </table:table-cell>
          <table:table-cell table:formula="of:=[.AA7]" office:value-type="float" office:value="3389420.6" calcext:value-type="float">
            <text:p>3389420.6</text:p>
          </table:table-cell>
          <table:table-cell table:formula="of:=[.AF7]" office:value-type="float" office:value="6025212.2" calcext:value-type="float">
            <text:p>6025212.2</text:p>
          </table:table-cell>
          <table:table-cell/>
          <table:table-cell table:formula="of:=[.AP7]" office:value-type="float" office:value="6013908.8324174" calcext:value-type="float">
            <text:p>6013908.8324174</text:p>
          </table:table-cell>
          <table:table-cell table:number-columns-repeated="1014"/>
        </table:table-row>
        <table:table-row table:style-name="ro1">
          <table:table-cell table:style-name="Default" table:formula="of:=[.C6]" office:value-type="string" office:string-value="256x256" calcext:value-type="string">
            <text:p>256x256</text:p>
          </table:table-cell>
          <table:table-cell table:style-name="Default" table:formula="of:=[.C7]" office:value-type="float" office:value="13463807.4" calcext:value-type="float">
            <text:p>13463807.4</text:p>
          </table:table-cell>
          <table:table-cell table:style-name="Default" table:formula="of:=[.H7]" office:value-type="float" office:value="13157335.4" calcext:value-type="float">
            <text:p>13157335.4</text:p>
          </table:table-cell>
          <table:table-cell table:style-name="Default" table:formula="of:=[.M7]" office:value-type="float" office:value="163112928.4" calcext:value-type="float">
            <text:p>163112928.4</text:p>
          </table:table-cell>
          <table:table-cell table:style-name="Default" table:formula="of:=[.R7]" office:value-type="float" office:value="102126302.779356" calcext:value-type="float">
            <text:p>102126302.779356</text:p>
          </table:table-cell>
          <table:table-cell table:formula="of:=[.W7]" office:value-type="float" office:value="218494248.8" calcext:value-type="float">
            <text:p>218494248.8</text:p>
          </table:table-cell>
          <table:table-cell table:formula="of:=[.AB7]" office:value-type="float" office:value="277948367" calcext:value-type="float">
            <text:p>277948367</text:p>
          </table:table-cell>
          <table:table-cell table:formula="of:=[.AG7]" office:value-type="float" office:value="1173585490.70761" calcext:value-type="float">
            <text:p>1173585490.70761</text:p>
          </table:table-cell>
          <table:table-cell/>
          <table:table-cell table:formula="of:=[.AQ7]" office:value-type="float" office:value="1223359766.27004" calcext:value-type="float">
            <text:p>1223359766.27004</text:p>
          </table:table-cell>
          <table:table-cell table:number-columns-repeated="1014"/>
        </table:table-row>
        <table:table-row table:style-name="ro1">
          <table:table-cell table:style-name="Default" table:formula="of:=[.D6]" office:value-type="string" office:string-value="4096x4096" calcext:value-type="string">
            <text:p>4096x4096</text:p>
          </table:table-cell>
          <table:table-cell table:style-name="Default" table:formula="of:=[.D7]" office:value-type="float" office:value="13273197.8" calcext:value-type="float">
            <text:p>13273197.8</text:p>
          </table:table-cell>
          <table:table-cell table:style-name="Default" table:formula="of:=[.I7]" office:value-type="float" office:value="13547834" calcext:value-type="float">
            <text:p>13547834</text:p>
          </table:table-cell>
          <table:table-cell table:style-name="Default" table:formula="of:=[.N7]" office:value-type="float" office:value="176077876.2" calcext:value-type="float">
            <text:p>176077876.2</text:p>
          </table:table-cell>
          <table:table-cell table:style-name="Default" table:formula="of:=[.S7]" office:value-type="float" office:value="188194820" calcext:value-type="float">
            <text:p>188194820</text:p>
          </table:table-cell>
          <table:table-cell table:formula="of:=[.X7]" office:value-type="float" office:value="354415784.2" calcext:value-type="float">
            <text:p>354415784.2</text:p>
          </table:table-cell>
          <table:table-cell table:formula="of:=[.AC7]" office:value-type="float" office:value="588261758.8" calcext:value-type="float">
            <text:p>588261758.8</text:p>
          </table:table-cell>
          <table:table-cell table:formula="of:=[.AH7]" office:value-type="float" office:value="3566789980.98295" calcext:value-type="float">
            <text:p>3566789980.98295</text:p>
          </table:table-cell>
          <table:table-cell/>
          <table:table-cell table:formula="of:=[.AR7]" office:value-type="float" office:value="3600247442.3744" calcext:value-type="float">
            <text:p>3600247442.3744</text:p>
          </table:table-cell>
          <table:table-cell table:number-columns-repeated="14"/>
          <table:table-cell table:style-name="Default"/>
          <table:table-cell table:number-columns-repeated="999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4"/>
          <table:table-cell table:number-columns-repeated="20"/>
          <table:table-cell table:style-name="Default"/>
          <table:table-cell table:number-columns-repeated="999"/>
        </table:table-row>
        <table:table-row table:style-name="ro1" table:number-rows-repeated="2">
          <table:table-cell table:style-name="Default" table:number-columns-repeated="4"/>
          <table:table-cell table:style-name="ce13"/>
          <table:table-cell table:number-columns-repeated="19"/>
          <table:table-cell table:style-name="Default"/>
          <table:table-cell table:number-columns-repeated="999"/>
        </table:table-row>
        <table:table-row table:style-name="ro1" table:number-rows-repeated="5">
          <table:table-cell table:style-name="Default" table:number-columns-repeated="4"/>
          <table:table-cell table:number-columns-repeated="20"/>
          <table:table-cell table:style-name="Default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style-name="ce13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20:35:26.04921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6:33:32.128985751</meta:creation-date>
    <meta:generator>LibreOffice/4.2.8.2$Linux_X86_64 LibreOffice_project/420m0$Build-2</meta:generator>
    <dc:date>2015-11-30T21:37:09.790239737</dc:date>
    <meta:editing-duration>PT6H30M49S</meta:editing-duration>
    <meta:editing-cycles>53</meta:editing-cycles>
    <meta:document-statistic meta:table-count="1" meta:cell-count="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99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9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cc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748cm" svg:height="12.32cm" xlink:href=".." xlink:type="simple" chart:class="chart:bar" chart:style-name="ch1">
        <chart:title svg:x="17.134cm" svg:y="0.382cm" chart:style-name="ch2">
          <text:p>Throughput</text:p>
        </chart:title>
        <chart:subtitle svg:x="17.034cm" svg:y="1.434cm" chart:style-name="ch3">
          <text:p>Higher is Better</text:p>
        </chart:subtitle>
        <chart:legend chart:legend-position="end" svg:x="34.207cm" svg:y="5.355cm" style:legend-expansion="high" chart:style-name="ch4"/>
        <chart:plot-area chart:style-name="ch5" table:cell-range-address="Sheet1.A18:Sheet1.J21" chart:data-source-has-labels="both" svg:x="1.752cm" svg:y="2.365cm" svg:width="31.721cm" svg:height="8.721cm">
          <chartooo:coordinate-region svg:x="4.015cm" svg:y="2.567cm" svg:width="29.458cm" svg:height="5.405cm"/>
          <chart:axis chart:dimension="x" chart:name="primary-x" chart:style-name="ch6" chartooo:axis-type="auto">
            <chartooo:date-scale/>
            <chart:title svg:x="17.014cm" svg:y="11.333cm" chart:style-name="ch7">
              <text:p>Version</text:p>
            </chart:title>
            <chart:categories table:cell-range-address="Sheet1.B18:Sheet1.J18"/>
          </chart:axis>
          <chart:axis chart:dimension="y" chart:name="primary-y" chart:style-name="ch8">
            <chart:title svg:x="0.451cm" svg:y="7.486cm" chart:style-name="ch9">
              <text:p>Cells/Sec</text:p>
            </chart:title>
            <chart:grid chart:style-name="ch10" chart:class="major"/>
          </chart:axis>
          <chart:series chart:style-name="ch11" chart:values-cell-range-address="Sheet1.B19:Sheet1.J19" chart:label-cell-address="Sheet1.A19:Sheet1.A19" chart:class="chart:bar">
            <chart:data-point chart:repeated="9"/>
          </chart:series>
          <chart:series chart:style-name="ch12" chart:values-cell-range-address="Sheet1.B20:Sheet1.J20" chart:label-cell-address="Sheet1.A20:Sheet1.A20" chart:class="chart:bar">
            <chart:data-point chart:repeated="9"/>
          </chart:series>
          <chart:series chart:style-name="ch13" chart:values-cell-range-address="Sheet1.B21:Sheet1.J21" chart:label-cell-address="Sheet1.A21:Sheet1.A2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01 vanilla</text:p>
                <draw:g>
                  <svg:desc>Sheet1.B18:Sheet1.J18</svg:desc>
                </draw:g>
              </table:table-cell>
              <table:table-cell office:value-type="string">
                <text:p>CPU 02 cache friendly</text:p>
              </table:table-cell>
              <table:table-cell office:value-type="string">
                <text:p>CPU 03 inline and LUT</text:p>
              </table:table-cell>
              <table:table-cell office:value-type="string">
                <text:p>CPU OpenMP</text:p>
              </table:table-cell>
              <table:table-cell office:value-type="string">
                <text:p>GPU 01 Vanilla</text:p>
              </table:table-cell>
              <table:table-cell office:value-type="string">
                <text:p>GPU 04 Asynchrony</text:p>
              </table:table-cell>
              <table:table-cell office:value-type="string">
                <text:p>GPU 05 Asynchrony</text:p>
              </table:table-cell>
              <table:table-cell office:value-type="float" office:value="0">
                <text:p/>
              </table:table-cell>
              <table:table-cell office:value-type="string">
                <text:p>GPU 07 Shared Mem</text:p>
              </table:table-cell>
            </table:table-row>
          </table:table-header-rows>
          <table:table-rows>
            <table:table-row>
              <table:table-cell office:value-type="string">
                <text:p>16x16</text:p>
                <draw:g>
                  <svg:desc>Sheet1.A19:Sheet1.A19</svg:desc>
                </draw:g>
              </table:table-cell>
              <table:table-cell office:value-type="float" office:value="3684903.4">
                <text:p>3684903.4</text:p>
                <draw:g>
                  <svg:desc>Sheet1.B19:Sheet1.J19</svg:desc>
                </draw:g>
              </table:table-cell>
              <table:table-cell office:value-type="float" office:value="2767292.8">
                <text:p>2767292.8</text:p>
              </table:table-cell>
              <table:table-cell office:value-type="float" office:value="4782207.6">
                <text:p>4782207.6</text:p>
              </table:table-cell>
              <table:table-cell office:value-type="float" office:value="1587402.8210254">
                <text:p>1587402.8210254</text:p>
              </table:table-cell>
              <table:table-cell office:value-type="float" office:value="2402270.4">
                <text:p>2402270.4</text:p>
              </table:table-cell>
              <table:table-cell office:value-type="float" office:value="3389420.6">
                <text:p>3389420.6</text:p>
              </table:table-cell>
              <table:table-cell office:value-type="float" office:value="6025212.2">
                <text:p>6025212.2</text:p>
              </table:table-cell>
              <table:table-cell office:value-type="float" office:value="NaN">
                <text:p>NaN</text:p>
              </table:table-cell>
              <table:table-cell office:value-type="float" office:value="6013908.8324174">
                <text:p>6013908.8324174</text:p>
              </table:table-cell>
            </table:table-row>
            <table:table-row>
              <table:table-cell office:value-type="string">
                <text:p>256x256</text:p>
                <draw:g>
                  <svg:desc>Sheet1.A20:Sheet1.A20</svg:desc>
                </draw:g>
              </table:table-cell>
              <table:table-cell office:value-type="float" office:value="13463807.4">
                <text:p>13463807.4</text:p>
                <draw:g>
                  <svg:desc>Sheet1.B20:Sheet1.J20</svg:desc>
                </draw:g>
              </table:table-cell>
              <table:table-cell office:value-type="float" office:value="13157335.4">
                <text:p>13157335.4</text:p>
              </table:table-cell>
              <table:table-cell office:value-type="float" office:value="163112928.4">
                <text:p>163112928.4</text:p>
              </table:table-cell>
              <table:table-cell office:value-type="float" office:value="102126302.779356">
                <text:p>102126302.779356</text:p>
              </table:table-cell>
              <table:table-cell office:value-type="float" office:value="218494248.8">
                <text:p>218494248.8</text:p>
              </table:table-cell>
              <table:table-cell office:value-type="float" office:value="277948367">
                <text:p>277948367</text:p>
              </table:table-cell>
              <table:table-cell office:value-type="float" office:value="1173585490.70761">
                <text:p>1173585490.70761</text:p>
              </table:table-cell>
              <table:table-cell office:value-type="float" office:value="NaN">
                <text:p>NaN</text:p>
              </table:table-cell>
              <table:table-cell office:value-type="float" office:value="1223359766.27004">
                <text:p>1223359766.27004</text:p>
              </table:table-cell>
            </table:table-row>
            <table:table-row>
              <table:table-cell office:value-type="string">
                <text:p>4096x4096</text:p>
                <draw:g>
                  <svg:desc>Sheet1.A21:Sheet1.A21</svg:desc>
                </draw:g>
              </table:table-cell>
              <table:table-cell office:value-type="float" office:value="13273197.8">
                <text:p>13273197.8</text:p>
                <draw:g>
                  <svg:desc>Sheet1.B21:Sheet1.J21</svg:desc>
                </draw:g>
              </table:table-cell>
              <table:table-cell office:value-type="float" office:value="13547834">
                <text:p>13547834</text:p>
              </table:table-cell>
              <table:table-cell office:value-type="float" office:value="176077876.2">
                <text:p>176077876.2</text:p>
              </table:table-cell>
              <table:table-cell office:value-type="float" office:value="188194820">
                <text:p>188194820</text:p>
              </table:table-cell>
              <table:table-cell office:value-type="float" office:value="354415784.2">
                <text:p>354415784.2</text:p>
              </table:table-cell>
              <table:table-cell office:value-type="float" office:value="588261758.8">
                <text:p>588261758.8</text:p>
              </table:table-cell>
              <table:table-cell office:value-type="float" office:value="3566789980.98295">
                <text:p>3566789980.98295</text:p>
              </table:table-cell>
              <table:table-cell office:value-type="float" office:value="NaN">
                <text:p>NaN</text:p>
              </table:table-cell>
              <table:table-cell office:value-type="float" office:value="3600247442.3744">
                <text:p>3600247442.3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